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8cm" svg:height="8.988cm" svg:x="9.097cm" svg:y="0.989cm">
            <draw:object draw:notify-on-update-of-ranges="Arkusz1.A3:Arkusz1.A7 Arkusz1.B1:Arkusz1.B1 Arkusz1.B3:Arkusz1.B7 Arkusz1.C1:Arkusz1.C1 Arkusz1.C3:Arkusz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Zeus</text:p>
          </table:table-cell>
        </table:table-row>
        <table:table-row table:style-name="ro1">
          <table:table-cell table:style-name="ce1" office:value-type="string" calcext:value-type="string">
            <text:p>L. wierzchołków</text:p>
          </table:table-cell>
          <table:table-cell table:number-columns-repeated="2" table:style-name="ce1" office:value-type="string" calcext:value-type="string">
            <text:p>Czas [m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98" calcext:value-type="float">
            <text:p>1898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390" calcext:value-type="float">
            <text:p>2390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816" calcext:value-type="float">
            <text:p>4816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664" calcext:value-type="float">
            <text:p>12664</text:p>
          </table:table-cell>
          <table:table-cell office:value-type="float" office:value="8073" calcext:value-type="float">
            <text:p>80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21:04:03.938000000</meta:creation-date>
    <dc:date>2016-01-18T21:18:01.052000000</dc:date>
    <meta:editing-duration>PT13M56S</meta:editing-duration>
    <meta:editing-cycles>3</meta:editing-cycles>
    <meta:generator>LibreOffice/4.3.5.2$Windows_x86 LibreOffice_project/3a87456aaa6a95c63eea1c1b3201acedf0751bd5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8.989cm" xlink:href=".." xlink:type="simple" chart:class="chart:line" chart:style-name="ch1">
        <chart:legend chart:legend-position="end" svg:x="13.811cm" svg:y="3.94cm" style:legend-expansion="high" chart:style-name="ch2"/>
        <chart:plot-area chart:style-name="ch3" table:cell-range-address="Arkusz1.A3:Arkusz1.C7 Arkusz1.B1:Arkusz1.C1" chart:data-source-has-labels="both" svg:x="0.319cm" svg:y="0.179cm" svg:width="13.173cm" svg:height="8.631cm">
          <chartooo:coordinate-region svg:x="1.523cm" svg:y="0.381cm" svg:width="11.396cm" svg:height="7.776cm"/>
          <chart:axis chart:dimension="x" chart:name="primary-x" chart:style-name="ch4" chartooo:axis-type="auto">
            <chartooo:date-scale/>
            <chart:categories table:cell-range-address="Arkusz1.A3:Arkusz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3:Arkusz1.B7" chart:label-cell-address="Arkusz1.B1:Arkusz1.B1" chart:class="chart:line">
            <chart:data-point chart:repeated="5"/>
          </chart:series>
          <chart:series chart:style-name="ch7" chart:values-cell-range-address="Arkusz1.C3:Arkusz1.C7" chart:label-cell-address="Arkusz1.C1:Arkusz1.C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Arkusz1.B1:Arkusz1.B1</svg:desc>
                </draw:g>
              </table:table-cell>
              <table:table-cell office:value-type="string">
                <text:p>Zeus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rkusz1.A3:Arkusz1.A7</svg:desc>
                </draw:g>
              </table:table-cell>
              <table:table-cell office:value-type="float" office:value="2249">
                <text:p>2249</text:p>
                <draw:g>
                  <svg:desc>Arkusz1.B3:Arkusz1.B7</svg:desc>
                </draw:g>
              </table:table-cell>
              <table:table-cell office:value-type="float" office:value="2006">
                <text:p>2006</text:p>
                <draw:g>
                  <svg:desc>Arkusz1.C3:Arkusz1.C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98">
                <text:p>1898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90">
                <text:p>2390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816">
                <text:p>4816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664">
                <text:p>12664</text:p>
              </table:table-cell>
              <table:table-cell office:value-type="float" office:value="8073">
                <text:p>8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